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" style:font-name-asian="Arial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55" table:default-cell-style-name="Default"/>
        <table:table-row table:style-name="ro1">
          <table:table-cell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253"/>
        </table:table-row>
        <table:table-row table:style-name="ro2">
          <table:table-cell table:style-name="Default" office:value-type="string" calcext:value-type="string">
            <text:p>1AB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2ABSC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tem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3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3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3P2" style:volatile="true">
      <number:text> </number:text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0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0P2" style:volatile="true">
      <number:text> </number:text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14:16:49.1266539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4:16:58.882731083</dc:date>
    <meta:editing-duration>PT22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